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7a718" officeooo:paragraph-rsid="0017a718"/>
    </style:style>
    <style:style style:name="P2" style:family="paragraph" style:parent-style-name="Text_20_body" style:list-style-name="L1">
      <style:text-properties officeooo:rsid="0017a718" officeooo:paragraph-rsid="0017a718"/>
    </style:style>
    <style:style style:name="P3" style:family="paragraph" style:parent-style-name="Text_20_body">
      <style:text-properties officeooo:rsid="0017a718" officeooo:paragraph-rsid="0017a718"/>
    </style:style>
    <style:style style:name="P4" style:family="paragraph" style:parent-style-name="Text_20_body">
      <style:paragraph-properties fo:text-align="end" style:justify-single-word="false"/>
      <style:text-properties officeooo:rsid="0018033b" officeooo:paragraph-rsid="0018033b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Horizontal_20_Line">
      <style:text-properties fo:font-size="14pt" fo:font-weight="bold" officeooo:paragraph-rsid="0018033b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k Documentation</text:h>
      <text:h text:style-name="Heading_20_3" text:outline-level="3">Framework for PHP</text:h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017</text:p>
      <text:p text:style-name="P1"><text:soft-page-break/>For users:</text:p>
      <text:list xml:id="list4187357282" text:style-name="L1">
        <text:list-item>
          <text:p text:style-name="P2">Config</text:p>
        </text:list-item>
        <text:list-item>
          <text:p text:style-name="P2">Route</text:p>
        </text:list-item>
        <text:list-item>
          <text:p text:style-name="P2">Controller</text:p>
        </text:list-item>
        <text:list-item>
          <text:p text:style-name="P2">Model</text:p>
        </text:list-item>
        <text:list-item>
          <text:p text:style-name="P2">Views</text:p>
        </text:list-item>
        <text:list-item>
          <text:p text:style-name="P2">Migration</text:p>
        </text:list-item>
      </text:list>
      <text:p text:style-name="P1">For developers:</text:p>
      <text:list xml:id="list92225736508549" text:continue-numbering="true" text:style-name="L1">
        <text:list-item>
          <text:p text:style-name="P2">Modules</text:p>
        </text:list-item>
        <text:list-item>
          <text:p text:style-name="P2">Structur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Config</text:p>
      <text:p text:style-name="P5"><text:line-break/></text:p>
      <text:p text:style-name="P6">Route</text:p>
      <text:p text:style-name="P7"><text:line-break/><text:line-break/><text:line-break/>Controller</text:p>
      <text:p text:style-name="Text_20_body"/>
      <text:p text:style-name="Text_20_body"/>
      <text:p text:style-name="P6">Model</text:p>
      <text:p text:style-name="Text_20_body"/>
      <text:p text:style-name="Text_20_body"/>
      <text:p text:style-name="P6">Views</text:p>
      <text:p text:style-name="Text_20_body"/>
      <text:p text:style-name="Text_20_body"/>
      <text:p text:style-name="P6">Mi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09:22:24.382010950</dc:date>
    <meta:editing-duration>PT12M22S</meta:editing-duration>
    <meta:editing-cycles>3</meta:editing-cycles>
    <meta:generator>LibreOffice/5.3.4.2$Linux_X86_64 LibreOffice_project/30$Build-2</meta:generator>
    <meta:document-statistic meta:table-count="0" meta:image-count="0" meta:object-count="0" meta:page-count="3" meta:paragraph-count="20" meta:word-count="32" meta:character-count="172" meta:non-whitespace-character-count="163"/>
  </office:meta>
</office:document-meta>
</file>